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style:style>
    <style:style style:name="P5" style:family="paragraph" style:parent-style-name="Text_20_body">
      <style:paragraph-properties fo:text-align="center" style:justify-single-word="false"/>
    </style:style>
    <style:style style:name="P6" style:family="paragraph" style:parent-style-name="Table_20_Contents">
      <style:text-properties fo:font-style="italic" fo:font-weight="bold" style:font-style-asian="italic" style:font-weight-asian="bold" style:font-style-complex="italic"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Text_20_body">
      <style:paragraph-properties fo:break-before="page"/>
    </style:style>
    <style:style style:name="P9" style:family="paragraph" style:parent-style-name="Heading_20_1" style:list-style-name="L1"/>
    <style:style style:name="P10" style:family="paragraph" style:parent-style-name="Heading_20_1" style:list-style-name="L1">
      <style:paragraph-properties fo:break-before="page"/>
    </style:style>
    <style:style style:name="P11"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2" style:family="paragraph" style:parent-style-name="Standard" style:list-style-name="L2"/>
    <style:style style:name="P13" style:family="paragraph" style:parent-style-name="Standard">
      <style:text-properties style:font-name="Courier New"/>
    </style:style>
    <style:style style:name="T1" style:family="text">
      <style:text-properties fo:font-style="italic"/>
    </style:style>
    <style:style style:name="T2" style:family="text">
      <style:text-properties style:text-position="-33% 80%" fo:font-style="italic"/>
    </style:style>
    <style:style style:name="T3" style:family="text">
      <style:text-properties style:font-name="Courier New"/>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formable registration programs</text:p>
      <text:p text:style-name="P1"/>
      <text:p text:style-name="P5">Gregory C. Sharp<text:line-break/>Revision <text:editing-cycles>180</text:editing-cycles><text:line-break/><text:modification-date style:data-style-name="N76">August 6, 2008</text:modification-date></text:p>
      <text:p text:style-name="Standard"/>
      <text:list text:style-name="L1">
        <text:list-item>
          <text:h text:style-name="P9" text:outline-level="1">Description of programs</text:h>
        </text:list-item>
      </text:list>
      <text:p text:style-name="Standard"/>
      <text:p text:style-name="Standard">These are all written in C or C++, and run on Windows or Linux. <text:s/>Some of these programs use explicit byte swapping, and will not run on big-endian processors such as SPARC.</text:p>
      <text:p text:style-name="Standard"/>
      <text:p text:style-name="Standard">The source code resides on Greg’s PC (reality-iqtnb9z.mgh.harvard.edu), in an SVN reposi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ext:soft-page-break/>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list text:style-name="L1" text:continue-numbering="true">
        <text:list-item>
          <text:h text:style-name="P10" text:outline-level="1">Quick Start Guide</text:h>
        </text:list-item>
      </text:list>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list text:style-name="L1" text:continue-numbering="true">
        <text:list-item>
          <text:h text:style-name="P10" text:outline-level="1">Example registration parameter file</text:h>
        </text:list-item>
      </text:list>
      <text:p text:style-name="Standard"/>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text:soft-page-break/>##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 of the filter (in voxels)</text:p>
      <text:p text:style-name="P4">demons_filter_width=5 5 5</text:p>
      <text:p text:style-name="P4"/>
      <text:p text:style-name="Standard"/>
      <text:p text:style-name="Standard"/>
      <text:list text:style-name="L1" text:continue-numbering="true">
        <text:list-item>
          <text:h text:style-name="P9" text:outline-level="1">Listing of registration parameters</text:h>
        </text:list-item>
      </text:list>
      <text:p text:style-name="Standard"/>
      <text:p text:style-name="Standard">In RAD_REGISTRATION version 1.0, the following combinations are allowed.</text:p>
      <text:p text:style-name="Standard"/>
      <text:p text:style-name="Standard">Generic parameters determine the names of the input and output files. <text:s/>Inputs can be put in the GLOBAL section, and outputs can be put in the GLOBAL section or any intermediate STAGE section.</text:p>
      <text:p text:style-name="Standard"><text:soft-page-break/></text:p>
      <table:table table:name="Table5" table:style-name="Table5">
        <table:table-column table:style-name="Table5.A"/>
        <table:table-column table:style-name="Table5.B"/>
        <table:table-column table:style-name="Table5.C"/>
        <table:table-row>
          <table:table-cell table:style-name="Table5.A1" office:value-type="string">
            <text:p text:style-name="P6">option</text:p>
          </table:table-cell>
          <table:table-cell table:style-name="Table5.A1" office:value-type="string">
            <text:p text:style-name="P6">stage</text:p>
          </table:table-cell>
          <table:table-cell table:style-name="Table5.C1" office:value-type="string">
            <text:p text:style-name="P6">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6">xform</text:p>
          </table:table-cell>
          <table:table-cell table:style-name="Table3.A1" office:value-type="string">
            <text:p text:style-name="P6">optim</text:p>
          </table:table-cell>
          <table:table-cell table:style-name="Table3.C1" office:value-type="string">
            <text:p text:style-name="P6">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2">
        <text:list-item>
          <text:p text:style-name="P12">Default values are: xform=rigid, optim=versor, impl=itk.</text:p>
        </text:list-item>
        <text:list-item>
          <text:p text:style-name="P12">Amoeba is reported not to work.</text:p>
        </text:list-item>
        <text:list-item>
          <text:p text:style-name="P12">B-spline with steepest descent optimization is only supported on gpuit_cpu implementation.</text:p>
        </text:list-item>
        <text:list-item>
          <text:p text:style-name="P12">B-spline with lbfgs optimization is only supported on itk implementation.</text:p>
        </text:list-item>
        <text:list-item>
          <text:p text:style-name="P12">B-spline with gpuit_cpu does not yet work.</text:p>
        </text:list-item>
      </text:list>
      <text:p text:style-name="Standard"/>
      <text:p text:style-name="Standard"><text:soft-page-break/>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option</text:p>
            </table:table-cell>
            <table:table-cell table:style-name="Table4.A1" office:value-type="string">
              <text:p text:style-name="P6">xform+optim+impl</text:p>
            </table:table-cell>
            <table:table-cell table:style-name="Table4.C1" office:value-type="string">
              <text:p text:style-name="P6">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7">Obsolete</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7">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ITK/GPUIT</text:p>
          </table:table-cell>
          <table:table-cell table:style-name="Table4.C2" office:value-type="string">
            <text:p text:style-name="Table_20_Contents">6.0 (default)<text:line-break/>Units: mm</text:p>
          </table:table-cell>
        </table:table-row>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text:soft-page-break/>ation</text:p>
          </table:table-cell>
          <table:table-cell table:style-name="Table4.A2" office:value-type="string">
            <text:p text:style-name="Table_20_Contents"/>
          </table:table-cell>
          <table:table-cell table:style-name="Table4.C2" office:value-type="string">
            <text:p text:style-name="Table_20_Contents">1.0 (default)<text:line-break/><text:soft-pag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list text:style-name="L1" text:continue-numbering="true">
        <text:list-item>
          <text:h text:style-name="P10" text:outline-level="1">Internal processing – main loop</text:h>
        </text:list-item>
      </text:list>
      <text:h text:style-name="Heading_20_1" text:outline-level="1" text:is-list-header="true"/>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Heading_20_1" text:outline-level="1" text:is-list-header="true"/>
      <text:list text:style-name="L1" text:continue-numbering="true">
        <text:list-item>
          <text:h text:style-name="P10" text:outline-level="1">B-Spline registration</text:h>
        </text:list-item>
      </text:list>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text:tab/><draw:frame draw:style-name="fr1" draw:name="graphics1" text:anchor-type="as-char" svg:width="6.519cm" svg:height="0.974cm" draw:z-index="0"><draw:image xlink:href="../../../../Documents%20and%20Settings/Administrator/Local%20Settings/Temp/msoclip1/01/clip_image002.gif" xlink:type="simple" xlink:show="embed" xlink:actuate="onLoad"/></draw:frame>,</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1"><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We have performed some basic performance tests on this algorithm, and found it performs reasonably well.  The results are summarized in Table 1, which shows the running time of a single iteration of single-threaded B-splines registration with MSE cost function at different image sizes and grid sizes.  The computation was done on a 3.0 GHz Pentium IV processor, with 1.5 GiB RAM and 533 MHz front side bus.  For comparison, we included similar computations using ITK B-splines and our in-house implementation of demons registration.  It is seen from <text:soft-page-break/>these results that (1) B-spline registration runs nearly as fast as demons, and (2) running time depends only on the image size, and not on the size of the B-spline grid.</text:p>
      <text:p text:style-name="P8"><draw:frame draw:style-name="fr1" draw:name="graphics3" text:anchor-type="as-char" svg:width="14.774cm" svg:height="14.012cm" draw:z-index="2"><draw:image xlink:href="../../../../Documents%20and%20Settings/Administrator/Local%20Settings/Temp/msoclip1/01/clip_image007.gif" xlink:type="simple" xlink:show="embed" xlink:actuate="onLoad"/><svg:desc>Text Box:  Figure 1: The B-spline grid is aligned with the voxel grid, and voxels are indexed by tile and offset coordinates Figure 2: Two lookup tables, the index LUT and the multiplier LUT, are used to speed up interpolation and gradient computations for aligned B-spline grids.</svg:desc></draw:frame><text:line-break/> </text:p>
      <text:p text:style-name="Text_20_body"><draw:frame draw:style-name="fr1" draw:name="graphics4" text:anchor-type="as-char" svg:width="12.996cm" svg:height="3.598cm" draw:z-index="3"><draw:image xlink:href="../../../../Documents%20and%20Settings/Administrator/Local%20Settings/Temp/msoclip1/01/clip_image008.gif" xlink:type="simple" xlink:show="embed" xlink:actuate="onLoad"/><svg:desc>Text Box: Image size B-spline grid size AlignedB-splines ITK B-splines Demons256 x 256 x 92 15 x 15 x 10 7.2 sec 9.4 min 5.4 sec 35 x 35 x 15 7.2 sec 91.7 min 512 x 512 x 92 30 x 30 x 15 29.1 sec 4.7 hr 22.2 secTable 1: Time required for a single iteration of three registration methods.</svg:desc></draw:frame><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08-06T11:21:27</dc:date>
    <meta:editing-cycles>180</meta:editing-cycles>
    <meta:editing-duration>P3DT4H38M19S</meta:editing-duration>
    <meta:user-defined meta:name="Info 1"/>
    <meta:user-defined meta:name="Info 2"/>
    <meta:user-defined meta:name="Info 3"/>
    <meta:user-defined meta:name="Info 4"/>
    <meta:document-statistic meta:table-count="5" meta:image-count="4" meta:object-count="0" meta:page-count="12" meta:paragraph-count="315" meta:word-count="1912" meta:character-count="11192"/>
  </office:meta>
</office:document-meta>
</file>